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4"/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 style:list-style-name="L1">
      <style:paragraph-properties fo:margin-top="0cm" fo:margin-bottom="0.499cm" loext:contextual-spacing="false"/>
    </style:style>
    <style:style style:name="P5" style:family="paragraph" style:parent-style-name="Preformatted_20_Text" style:list-style-name="L2">
      <style:paragraph-properties fo:margin-top="0cm" fo:margin-bottom="0.499cm" loext:contextual-spacing="false"/>
    </style:style>
    <style:style style:name="P6" style:family="paragraph" style:parent-style-name="Preformatted_20_Text" style:list-style-name="L3">
      <style:paragraph-properties fo:margin-top="0cm" fo:margin-bottom="0.499cm" loext:contextual-spacing="false"/>
    </style:style>
    <style:style style:name="P7" style:family="paragraph" style:parent-style-name="Preformatted_20_Text" style:list-style-name="L4">
      <style:paragraph-properties fo:margin-top="0cm" fo:margin-bottom="0.499cm" loext:contextual-spacing="false"/>
    </style:style>
    <style:style style:name="P8" style:family="paragraph" style:parent-style-name="Preformatted_20_Text" style:list-style-name="L5">
      <style:paragraph-properties fo:margin-top="0cm" fo:margin-bottom="0.499cm" loext:contextual-spacing="false"/>
    </style:style>
    <style:style style:name="P9" style:family="paragraph" style:parent-style-name="Preformatted_20_Text" style:list-style-name="L6">
      <style:paragraph-properties fo:margin-top="0cm" fo:margin-bottom="0.499cm" loext:contextual-spacing="false"/>
    </style:style>
    <style:style style:name="P10" style:family="paragraph" style:parent-style-name="Preformatted_20_Text" style:list-style-name="L7">
      <style:paragraph-properties fo:margin-top="0cm" fo:margin-bottom="0.499cm" loext:contextual-spacing="false"/>
    </style:style>
    <style:style style:name="P11" style:family="paragraph" style:parent-style-name="Preformatted_20_Text" style:list-style-name="L8">
      <style:paragraph-properties fo:margin-top="0cm" fo:margin-bottom="0.499cm" loext:contextual-spacing="false"/>
    </style:style>
    <style:style style:name="P12" style:family="paragraph" style:parent-style-name="Preformatted_20_Text" style:list-style-name="L9">
      <style:paragraph-properties fo:margin-top="0cm" fo:margin-bottom="0.499cm" loext:contextual-spacing="false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6d43d" style:font-weight-asian="bold" style:font-weight-complex="bold"/>
    </style:style>
    <style:style style:name="T4" style:family="text">
      <style:text-properties officeooo:rsid="0016d43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tab/><text:tab/><text:tab/><text:tab/><text:tab/><text:tab/></text:span><text:span text:style-name="Strong_20_Emphasis"><text:span text:style-name="T4">E</text:span></text:span><text:span text:style-name="Strong_20_Emphasis"><text:span text:style-name="T3">XPERIMENT XV</text:span></text:span></text:p>
      <text:p text:style-name="Text_20_body"><text:span text:style-name="Strong_20_Emphasis"/></text:p>
      <text:p text:style-name="Text_20_body"><text:span text:style-name="Strong_20_Emphasis"/></text:p>
      <text:p text:style-name="Horizontal_20_Line"/>
      <text:h text:style-name="Heading_20_3" text:outline-level="3"><text:span text:style-name="Strong_20_Emphasis">1. </text:span><text:span text:style-name="Strong_20_Emphasis"><text:span text:style-name="Source_20_Text">ifconfig</text:span></text:span><text:span text:style-name="Strong_20_Emphasis"> (Interface Configuration)</text:span></text:h>
      <text:p text:style-name="Text_20_body"><text:span text:style-name="Source_20_Text">ifconfig</text:span> is used to display and configure network interfaces in Unix/Linux systems. Though it has been largely replaced by <text:span text:style-name="Source_20_Text">ip</text:span> in modern Linux distributions, it is still widely used.</text:p>
      <text:h text:style-name="Heading_20_4" text:outline-level="4"><text:span text:style-name="Strong_20_Emphasis">Syntax:</text:span></text:h>
      <text:p text:style-name="P3"><text:span text:style-name="Source_20_Text">ifconfig [interface] [options]</text:span></text:p>
      <text:h text:style-name="Heading_20_4" text:outline-level="4"><text:span text:style-name="Strong_20_Emphasis">Common Use Cases:</text:span></text:h>
      <text:list xml:id="list3046819354" text:style-name="L1">
        <text:list-item>
          <text:p text:style-name="P13"><text:span text:style-name="Strong_20_Emphasis">Display all network interfaces:</text:span></text:p>
          <text:p text:style-name="P4"><text:span text:style-name="Source_20_Text">ifconfig</text:span></text:p>
        </text:list-item>
        <text:list-item>
          <text:p text:style-name="P13"><text:span text:style-name="Strong_20_Emphasis">Check the IP address of a specific interface (e.g., eth0):</text:span></text:p>
          <text:p text:style-name="P4"><text:span text:style-name="Source_20_Text">ifconfig eth0</text:span></text:p>
        </text:list-item>
        <text:list-item>
          <text:p text:style-name="P13"><text:span text:style-name="Strong_20_Emphasis">Enable or disable a network interface:</text:span></text:p>
          <text:p text:style-name="P1"><text:span text:style-name="Source_20_Text">ifconfig eth0 up <text:s/># Enable</text:span></text:p>
          <text:p text:style-name="P4"><text:span text:style-name="Source_20_Text">ifconfig eth0 down <text:s/># Disable</text:span></text:p>
        </text:list-item>
        <text:list-item>
          <text:p text:style-name="P13"><text:span text:style-name="Strong_20_Emphasis">Assign an IP address to an interface:</text:span></text:p>
          <text:p text:style-name="P4"><text:span text:style-name="Source_20_Text">ifconfig eth0 192.168.1.100 netmask 255.255.255.0</text:span></text:p>
        </text:list-item>
      </text:list>
      <text:p text:style-name="Horizontal_20_Line"/>
      <text:h text:style-name="Heading_20_3" text:outline-level="3"><text:span text:style-name="Strong_20_Emphasis">2. </text:span><text:span text:style-name="Strong_20_Emphasis"><text:span text:style-name="Source_20_Text">ping</text:span></text:span><text:span text:style-name="Strong_20_Emphasis"> (Packet Internet Groper)</text:span></text:h>
      <text:p text:style-name="Text_20_body"><text:span text:style-name="Source_20_Text">ping</text:span> is used to test network connectivity between your machine and another device.</text:p>
      <text:h text:style-name="Heading_20_4" text:outline-level="4"><text:span text:style-name="Strong_20_Emphasis">Syntax:</text:span></text:h>
      <text:p text:style-name="P3"><text:span text:style-name="Source_20_Text">ping [options] [destination]</text:span></text:p>
      <text:h text:style-name="Heading_20_4" text:outline-level="4"><text:span text:style-name="Strong_20_Emphasis">Common Use Cases:</text:span></text:h>
      <text:list xml:id="list1062466452" text:style-name="L2">
        <text:list-item>
          <text:p text:style-name="P14"><text:span text:style-name="Strong_20_Emphasis">Check if a host is reachable:</text:span></text:p>
          <text:p text:style-name="P5"><text:span text:style-name="Source_20_Text">ping google.com</text:span></text:p>
        </text:list-item>
        <text:list-item>
          <text:p text:style-name="P14"><text:span text:style-name="Strong_20_Emphasis">Ping a specific IP address:</text:span></text:p>
          <text:p text:style-name="P5"><text:span text:style-name="Source_20_Text">ping 192.168.1.1</text:span></text:p>
        </text:list-item>
        <text:list-item>
          <text:p text:style-name="P14"><text:soft-page-break/><text:span text:style-name="Strong_20_Emphasis">Limit the number of packets sent:</text:span></text:p>
          <text:p text:style-name="P5"><text:span text:style-name="Source_20_Text">ping -c 4 google.com</text:span></text:p>
        </text:list-item>
        <text:list-item>
          <text:p text:style-name="P14"><text:span text:style-name="Strong_20_Emphasis">Adjust packet size:</text:span></text:p>
          <text:p text:style-name="P5"><text:span text:style-name="Source_20_Text">ping -s 1024 google.com</text:span></text:p>
        </text:list-item>
      </text:list>
      <text:p text:style-name="Horizontal_20_Line"/>
      <text:h text:style-name="Heading_20_3" text:outline-level="3"><text:span text:style-name="Strong_20_Emphasis">3. </text:span><text:span text:style-name="Strong_20_Emphasis"><text:span text:style-name="Source_20_Text">tracert</text:span></text:span><text:span text:style-name="Strong_20_Emphasis"> / </text:span><text:span text:style-name="Strong_20_Emphasis"><text:span text:style-name="Source_20_Text">traceroute</text:span></text:span><text:span text:style-name="Strong_20_Emphasis"> (Trace Route)</text:span></text:h>
      <text:p text:style-name="Text_20_body">These commands trace the path packets take to reach a destination, showing each hop along the way.</text:p>
      <text:h text:style-name="Heading_20_4" text:outline-level="4"><text:span text:style-name="Strong_20_Emphasis">Syntax:</text:span></text:h>
      <text:list xml:id="list362096338" text:style-name="L3">
        <text:list-item>
          <text:p text:style-name="P15"><text:span text:style-name="Strong_20_Emphasis">Linux/macOS:</text:span></text:p>
          <text:p text:style-name="P6"><text:span text:style-name="Source_20_Text">traceroute [destination]</text:span></text:p>
        </text:list-item>
        <text:list-item>
          <text:p text:style-name="P15"><text:span text:style-name="Strong_20_Emphasis">Windows:</text:span></text:p>
          <text:p text:style-name="P6"><text:span text:style-name="Source_20_Text">tracert [destination]</text:span></text:p>
        </text:list-item>
      </text:list>
      <text:h text:style-name="Heading_20_4" text:outline-level="4"><text:span text:style-name="Strong_20_Emphasis">Common Use Cases:</text:span></text:h>
      <text:list xml:id="list658690666" text:style-name="L4">
        <text:list-item>
          <text:p text:style-name="P16"><text:span text:style-name="Strong_20_Emphasis">Trace route to Google:</text:span></text:p>
          <text:p text:style-name="P2"><text:span text:style-name="Source_20_Text">traceroute google.com <text:s/># Linux/macOS</text:span></text:p>
          <text:p text:style-name="P7"><text:span text:style-name="Source_20_Text">tracert google.com <text:s/># Windows</text:span></text:p>
        </text:list-item>
        <text:list-item>
          <text:p text:style-name="P16"><text:span text:style-name="Strong_20_Emphasis">Limit the number of hops:</text:span></text:p>
          <text:p text:style-name="P7"><text:span text:style-name="Source_20_Text">traceroute -m 10 google.com</text:span></text:p>
        </text:list-item>
        <text:list-item>
          <text:p text:style-name="P16"><text:span text:style-name="Strong_20_Emphasis">Use ICMP instead of UDP (for Windows-like behavior on Linux):</text:span></text:p>
          <text:p text:style-name="P7"><text:span text:style-name="Source_20_Text">traceroute -I google.com</text:span></text:p>
        </text:list-item>
      </text:list>
      <text:p text:style-name="Horizontal_20_Line"/>
      <text:h text:style-name="Heading_20_3" text:outline-level="3"><text:span text:style-name="Strong_20_Emphasis">4. </text:span><text:span text:style-name="Strong_20_Emphasis"><text:span text:style-name="Source_20_Text">nslookup</text:span></text:span><text:span text:style-name="Strong_20_Emphasis"> (Name Server Lookup)</text:span></text:h>
      <text:p text:style-name="Text_20_body"><text:span text:style-name="Source_20_Text">nslookup</text:span> is used to query DNS servers and resolve domain names to IP addresses.</text:p>
      <text:h text:style-name="Heading_20_4" text:outline-level="4"><text:span text:style-name="Strong_20_Emphasis">Syntax:</text:span></text:h>
      <text:p text:style-name="P3"><text:span text:style-name="Source_20_Text">nslookup [options] [domain]</text:span></text:p>
      <text:h text:style-name="Heading_20_4" text:outline-level="4"><text:span text:style-name="Strong_20_Emphasis">Common Use Cases:</text:span></text:h>
      <text:list xml:id="list3591736975" text:style-name="L5">
        <text:list-item>
          <text:p text:style-name="P17"><text:span text:style-name="Strong_20_Emphasis">Get the IP address of a domain:</text:span></text:p>
          <text:p text:style-name="P8"><text:span text:style-name="Source_20_Text">nslookup google.com</text:span></text:p>
        </text:list-item>
        <text:list-item>
          <text:p text:style-name="P17"><text:soft-page-break/><text:span text:style-name="Strong_20_Emphasis">Perform a reverse lookup:</text:span></text:p>
          <text:p text:style-name="P8"><text:span text:style-name="Source_20_Text">nslookup 8.8.8.8</text:span></text:p>
        </text:list-item>
        <text:list-item>
          <text:p text:style-name="P17"><text:span text:style-name="Strong_20_Emphasis">Query a specific DNS server:</text:span></text:p>
          <text:p text:style-name="P8"><text:span text:style-name="Source_20_Text">nslookup google.com 8.8.8.8</text:span></text:p>
        </text:list-item>
      </text:list>
      <text:p text:style-name="Horizontal_20_Line"/>
      <text:h text:style-name="Heading_20_3" text:outline-level="3"><text:span text:style-name="Strong_20_Emphasis">5. </text:span><text:span text:style-name="Strong_20_Emphasis"><text:span text:style-name="Source_20_Text">netstat</text:span></text:span><text:span text:style-name="Strong_20_Emphasis"> (Network Statistics)</text:span></text:h>
      <text:p text:style-name="Text_20_body"><text:span text:style-name="Source_20_Text">netstat</text:span> displays network-related statistics, including active connections and routing tables.</text:p>
      <text:h text:style-name="Heading_20_4" text:outline-level="4"><text:span text:style-name="Strong_20_Emphasis">Syntax:</text:span></text:h>
      <text:p text:style-name="P3"><text:span text:style-name="Source_20_Text">netstat [options]</text:span></text:p>
      <text:h text:style-name="Heading_20_4" text:outline-level="4"><text:span text:style-name="Strong_20_Emphasis">Common Use Cases:</text:span></text:h>
      <text:list xml:id="list4256753079" text:style-name="L6">
        <text:list-item>
          <text:p text:style-name="P18"><text:span text:style-name="Strong_20_Emphasis">Show all active connections:</text:span></text:p>
          <text:p text:style-name="P9"><text:span text:style-name="Source_20_Text">netstat -a</text:span></text:p>
        </text:list-item>
        <text:list-item>
          <text:p text:style-name="P18"><text:span text:style-name="Strong_20_Emphasis">Show only TCP connections:</text:span></text:p>
          <text:p text:style-name="P9"><text:span text:style-name="Source_20_Text">netstat -at</text:span></text:p>
        </text:list-item>
        <text:list-item>
          <text:p text:style-name="P18"><text:span text:style-name="Strong_20_Emphasis">Display routing table:</text:span></text:p>
          <text:p text:style-name="P9"><text:span text:style-name="Source_20_Text">netstat -r</text:span></text:p>
        </text:list-item>
        <text:list-item>
          <text:p text:style-name="P18"><text:span text:style-name="Strong_20_Emphasis">Find applications using a specific port:</text:span></text:p>
          <text:p text:style-name="P9"><text:span text:style-name="Source_20_Text">netstat -an | grep ":80"</text:span></text:p>
        </text:list-item>
      </text:list>
      <text:p text:style-name="Horizontal_20_Line"/>
      <text:h text:style-name="Heading_20_3" text:outline-level="3"><text:span text:style-name="Strong_20_Emphasis">6. </text:span><text:span text:style-name="Strong_20_Emphasis"><text:span text:style-name="Source_20_Text">arp</text:span></text:span><text:span text:style-name="Strong_20_Emphasis"> (Address Resolution Protocol)</text:span></text:h>
      <text:p text:style-name="Text_20_body"><text:span text:style-name="Source_20_Text">arp</text:span> manages and displays the ARP cache, which maps IP addresses to MAC addresses.</text:p>
      <text:h text:style-name="Heading_20_4" text:outline-level="4"><text:span text:style-name="Strong_20_Emphasis">Syntax:</text:span></text:h>
      <text:p text:style-name="P3"><text:span text:style-name="Source_20_Text">arp [options]</text:span></text:p>
      <text:h text:style-name="Heading_20_4" text:outline-level="4"><text:span text:style-name="Strong_20_Emphasis">Common Use Cases:</text:span></text:h>
      <text:list xml:id="list3643865448" text:style-name="L7">
        <text:list-item>
          <text:p text:style-name="P19"><text:span text:style-name="Strong_20_Emphasis">View the ARP table:</text:span></text:p>
          <text:p text:style-name="P10"><text:span text:style-name="Source_20_Text">arp -a</text:span></text:p>
        </text:list-item>
        <text:list-item>
          <text:p text:style-name="P19"><text:span text:style-name="Strong_20_Emphasis">Manually add an entry:</text:span></text:p>
          <text:p text:style-name="P10"><text:span text:style-name="Source_20_Text">arp -s 192.168.1.100 00:1A:2B:3C:4D:5E</text:span></text:p>
        </text:list-item>
        <text:list-item>
          <text:p text:style-name="P19"><text:soft-page-break/><text:span text:style-name="Strong_20_Emphasis">Delete an ARP entry:</text:span></text:p>
          <text:p text:style-name="P10"><text:span text:style-name="Source_20_Text">arp -d 192.168.1.100</text:span></text:p>
        </text:list-item>
      </text:list>
      <text:p text:style-name="Horizontal_20_Line"/>
      <text:h text:style-name="Heading_20_3" text:outline-level="3"><text:span text:style-name="Strong_20_Emphasis">7. </text:span><text:span text:style-name="Strong_20_Emphasis"><text:span text:style-name="Source_20_Text">wget</text:span></text:span><text:span text:style-name="Strong_20_Emphasis"> and </text:span><text:span text:style-name="Strong_20_Emphasis"><text:span text:style-name="Source_20_Text">curl</text:span></text:span><text:span text:style-name="Strong_20_Emphasis"> (Download Files &amp; Interact with Web Servers)</text:span></text:h>
      <text:h text:style-name="Heading_20_4" text:outline-level="4"><text:span text:style-name="Strong_20_Emphasis">7.1 </text:span><text:span text:style-name="Strong_20_Emphasis"><text:span text:style-name="Source_20_Text">wget</text:span></text:span></text:h>
      <text:p text:style-name="Text_20_body"><text:span text:style-name="Source_20_Text">wget</text:span> is a command-line tool used to download files from the web.</text:p>
      <text:h text:style-name="Heading_20_5" text:outline-level="5"><text:span text:style-name="Strong_20_Emphasis">Syntax:</text:span></text:h>
      <text:p text:style-name="P3"><text:span text:style-name="Source_20_Text">wget [options] [URL]</text:span></text:p>
      <text:h text:style-name="Heading_20_5" text:outline-level="5"><text:span text:style-name="Strong_20_Emphasis">Common Use Cases:</text:span></text:h>
      <text:list xml:id="list915144561" text:style-name="L8">
        <text:list-item>
          <text:p text:style-name="P20"><text:span text:style-name="Strong_20_Emphasis">Download a file:</text:span></text:p>
          <text:p text:style-name="P11"><text:span text:style-name="Source_20_Text">wget https://example.com/file.zip</text:span></text:p>
        </text:list-item>
        <text:list-item>
          <text:p text:style-name="P20"><text:span text:style-name="Strong_20_Emphasis">Download in the background:</text:span></text:p>
          <text:p text:style-name="P11"><text:span text:style-name="Source_20_Text">wget -b https://example.com/file.zip</text:span></text:p>
        </text:list-item>
        <text:list-item>
          <text:p text:style-name="P20"><text:span text:style-name="Strong_20_Emphasis">Resume an interrupted download:</text:span></text:p>
          <text:p text:style-name="P11"><text:span text:style-name="Source_20_Text">wget -c https://example.com/file.zip</text:span></text:p>
        </text:list-item>
      </text:list>
      <text:p text:style-name="Horizontal_20_Line"/>
      <text:h text:style-name="Heading_20_4" text:outline-level="4"><text:span text:style-name="Strong_20_Emphasis">7.2 </text:span><text:span text:style-name="Strong_20_Emphasis"><text:span text:style-name="Source_20_Text">curl</text:span></text:span></text:h>
      <text:p text:style-name="Text_20_body"><text:span text:style-name="Source_20_Text">curl</text:span> is a powerful tool for transferring data using various protocols.</text:p>
      <text:h text:style-name="Heading_20_5" text:outline-level="5"><text:span text:style-name="Strong_20_Emphasis">Syntax:</text:span></text:h>
      <text:p text:style-name="P3"><text:span text:style-name="Source_20_Text">curl [options] [URL]</text:span></text:p>
      <text:h text:style-name="Heading_20_5" text:outline-level="5"><text:span text:style-name="Strong_20_Emphasis">Common Use Cases:</text:span></text:h>
      <text:list xml:id="list3366022286" text:style-name="L9">
        <text:list-item>
          <text:p text:style-name="P21"><text:span text:style-name="Strong_20_Emphasis">Download a file:</text:span></text:p>
          <text:p text:style-name="P12"><text:span text:style-name="Source_20_Text">curl -O https://example.com/file.zip</text:span></text:p>
        </text:list-item>
        <text:list-item>
          <text:p text:style-name="P21"><text:span text:style-name="Strong_20_Emphasis">Fetch webpage content:</text:span></text:p>
          <text:p text:style-name="P12"><text:span text:style-name="Source_20_Text">curl https://example.com</text:span></text:p>
        </text:list-item>
        <text:list-item>
          <text:p text:style-name="P21"><text:span text:style-name="Strong_20_Emphasis">Download with a custom user-agent:</text:span></text:p>
          <text:p text:style-name="P12"><text:span text:style-name="Source_20_Text">curl -A "Mozilla/5.0" https://example.com</text:span></text:p>
        </text:list-item>
        <text:list-item>
          <text:p text:style-name="P21"><text:span text:style-name="Strong_20_Emphasis">Send a POST request:</text:span></text:p>
          <text:p text:style-name="P12"><text:soft-page-break/><text:span text:style-name="Source_20_Text">curl -X POST -d "name=John&amp;age=30" https://example.com/form</text:span></text:p>
        </text:list-item>
        <text:list-item>
          <text:p text:style-name="P21"><text:span text:style-name="Strong_20_Emphasis">Check response headers:</text:span></text:p>
          <text:p text:style-name="P12"><text:span text:style-name="Source_20_Text">curl -I https://example.com</text:span></text:p>
        </text:list-item>
      </text:list>
      <text:p text:style-name="Horizontal_20_Line"/>
      <text:h text:style-name="Heading_20_3" text:outline-level="3"><text:span text:style-name="Strong_20_Emphasis">Final Thoughts</text:span></text:h>
      <text:p text:style-name="Text_20_body">These networking commands are fundamental for diagnosing and troubleshooting network issu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3T13:18:56.519031477</meta:creation-date>
    <dc:date>2025-04-03T13:21:35.445822092</dc:date>
    <meta:editing-duration>PT2M39S</meta:editing-duration>
    <meta:editing-cycles>1</meta:editing-cycles>
    <meta:document-statistic meta:table-count="0" meta:image-count="0" meta:object-count="0" meta:page-count="5" meta:paragraph-count="107" meta:word-count="507" meta:character-count="3247" meta:non-whitespace-character-count="2870"/>
    <meta:generator>LibreOffice/6.4.7.2$Linux_X86_64 LibreOffice_project/40$Build-2</meta:generator>
  </office:meta>
</office:document-meta>
</file>